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0C7ABE0341E60967B7A.png" manifest:media-type="image/png"/>
  <manifest:file-entry manifest:full-path="Pictures/1000000100000233000000DAEE921018FF464B6B.png" manifest:media-type="image/png"/>
  <manifest:file-entry manifest:full-path="Pictures/10000001000001FF000000A79D0863B0B5D1A177.png" manifest:media-type="image/png"/>
  <manifest:file-entry manifest:full-path="Pictures/10000001000001CE00000132F0912B027AE726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2cd" officeooo:paragraph-rsid="0001c2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draw:frame draw:style-name="fr3" draw:name="Image1" text:anchor-type="char" svg:width="12.224cm" svg:height="8.096cm" draw:z-index="0"><draw:image xlink:href="Pictures/10000001000001CE00000132F0912B027AE7264C.png" xlink:type="simple" xlink:show="embed" xlink:actuate="onLoad" draw:mime-type="image/png"/></draw:frame>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</text:p>
      <text:p text:style-name="P1"/>
      <text:p text:style-name="P1"><draw:frame draw:style-name="fr3" draw:name="Image2" text:anchor-type="char" svg:width="13.52cm" svg:height="4.419cm" draw:z-index="1"><draw:image xlink:href="Pictures/10000001000001FF000000A79D0863B0B5D1A177.png" xlink:type="simple" xlink:show="embed" xlink:actuate="onLoad" draw:mime-type="image/png"/></draw:frame></text:p>
      <text:p text:style-name="P1"/>
      <text:p text:style-name="P1"/>
      <text:p text:style-name="P1">3)</text:p>
      <text:p text:style-name="P1"/>
      <text:p text:style-name="P1"/>
      <text:p text:style-name="P1"><draw:frame draw:style-name="fr2" draw:name="Image3" text:anchor-type="char" svg:width="14.896cm" svg:height="5.768cm" draw:z-index="2"><draw:image xlink:href="Pictures/1000000100000233000000DAEE921018FF464B6B.png" xlink:type="simple" xlink:show="embed" xlink:actuate="onLoad" draw:mime-type="image/png"/></draw:frame></text:p>
      <text:p text:style-name="P1"/>
      <text:p text:style-name="P1">4)</text:p>
      <text:p text:style-name="P1"><draw:frame draw:style-name="fr1" draw:name="Image4" text:anchor-type="char" svg:width="17cm" svg:height="4.658cm" draw:z-index="3"><draw:image xlink:href="Pictures/10000001000002D6000000C7ABE0341E60967B7A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55:12.982912661</meta:creation-date>
    <dc:date>2023-09-13T00:04:12.328341186</dc:date>
    <meta:editing-duration>PT9M</meta:editing-duration>
    <meta:editing-cycles>1</meta:editing-cycles>
    <meta:document-statistic meta:table-count="0" meta:image-count="4" meta:object-count="0" meta:page-count="2" meta:paragraph-count="4" meta:word-count="4" meta:character-count="8" meta:non-whitespace-character-count="8"/>
    <meta:generator>LibreOffice/7.3.7.2$Linux_X86_64 LibreOffice_project/30$Build-2</meta:generator>
  </office:meta>
</office:document-meta>
</file>